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08cm" fo:min-width="2.285cm"/>
    </style:style>
    <style:style style:name="gr2" style:family="graphic" style:parent-style-name="standard">
      <style:graphic-properties draw:textarea-horizontal-align="justify" draw:textarea-vertical-align="middle" draw:auto-grow-height="false" fo:min-height="1.008cm" fo:min-width="1.92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1.778cm" svg:x="5.191cm" svg:y="6.969cm">
          <text:p text:style-name="P1">Docu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429cm" svg:height="1.778cm" svg:x="2.905cm" svg:y="10.398cm">
          <text:p text:style-name="P1">Auth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429cm" svg:height="1.778cm" svg:x="2.905cm" svg:y="10.399cm">
          <text:p text:style-name="P1">Auth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429cm" svg:height="1.778cm" svg:x="7.604cm" svg:y="10.398cm">
          <text:p text:style-name="P1">Auth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826cm" svg:y1="8.62cm" svg:x2="4.556cm" svg:y2="10.398cm">
          <text:p/>
        </draw:line>
        <draw:line draw:style-name="gr3" draw:text-style-name="P2" draw:layer="layout" svg:x1="8.62cm" svg:y1="8.493cm" svg:x2="9.509cm" svg:y2="10.6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6T20:41:03.976522017</meta:creation-date>
    <dc:date>2018-12-16T20:44:53.345460795</dc:date>
    <meta:editing-duration>PT3M50S</meta:editing-duration>
    <meta:editing-cycles>1</meta:editing-cycles>
    <meta:document-statistic meta:object-count="6"/>
    <meta:generator>LibreOffice/6.0.7.3$Linux_X86_64 LibreOffice_project/00m0$Build-3</meta:generator>
  </office:meta>
</office:document-meta>
</file>